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fo:background-color="transparent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span text:style-name="T24"><text:placeholder text:placeholder-type="text">&lt;if test="o.partner_id.parent_id &lt;&gt;''"&gt;</text:placeholder></text:span><text:placeholder text:placeholder-type="text">&lt;o.partner_id.parent_id.display_name or ''&gt;</text:placeholder></text:p>
            <text:p text:style-name="P62"><text:span text:style-name="T24"><text:placeholder text:placeholder-type="text">&lt;/if&gt;</text:placeholder></text:span><text:span text:style-name="T24"><text:placeholder text:placeholder-type="text">&lt;if test="o.partner_id.parent_id ==''"&gt;</text:placeholder></text:span><text:span text:style-name="T26"><text:placeholder text:placeholder-type="text">&lt;o.partner_id.display_name or ''&gt;</text:placeholder></text:span><text:span text:style-name="T24"><text:placeholder text:placeholder-type="text">&lt;/if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4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6:00:00.577000000</dc:date>
    <meta:editing-duration>P1DT8H23M13S</meta:editing-duration>
    <meta:editing-cycles>209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61" meta:character-count="3372" meta:non-whitespace-character-count="3093"/>
  </office:meta>
</office:document-meta>
</file>